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Quotations" style:list-style-name="L4"/>
    <style:style style:name="P8" style:family="paragraph" style:parent-style-name="Quotations" style:list-style-name="L4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Liberation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shifts Iskander from a "system of record" to a <text:span text:style-name="T1">"system of inquiry."</text:span></text:p>
      <text:p text:style-name="Text_20_body">You are identifying a critical flaw in my previous "Curator Network" design: if agents only debate <text:span text:style-name="T2">each other</text:span>, the Commons becomes a closed-loop system—eventually hitting an <text:span text:style-name="T1">Inbreeding Singularity</text:span> where the AI just reinforces its own training biases.</text:p>
      <text:p text:style-name="Text_20_body">To make the "Decentralized University" work, we must introduce <text:span text:style-name="T1">Researcher-in-the-Loop (RITL) Protocols.</text:span> This isn't just about sharing knowledge; it's about <text:span text:style-name="T1">active peer review and experimental policy adoption.</text:span></text:p>
      <text:p text:style-name="Text_20_body">Here is the architectural plan to integrate human researchers into the Iskander Knowledge Commons.</text:p>
      <text:p text:style-name="Horizontal_20_Line"/>
      <text:h text:style-name="Heading_20_3" text:outline-level="3">1. The Architectural Shift: From "Tombstoning" to "Dialectic Evolution"</text:h>
      <text:p text:style-name="Text_20_body">We stop pruning knowledge. Instead, we initiate a <text:span text:style-name="T1">"Proof of Improvement" (PoI).</text:span></text:p>
      <text:list text:style-name="L1">
        <text:list-item>
          <text:p text:style-name="P1"><text:span text:style-name="T1">The Problem:</text:span> Depreciating knowledge (e.g., an outdated supply chain strategy) shouldn't be deleted. It is a historical artifact.</text:p>
        </text:list-item>
        <text:list-item>
          <text:p text:style-name="P2"><text:span text:style-name="T1">The Solution:</text:span> If a Researcher (human or agent) identifies a better alternative, they don't ask to prune the old one. They submit a <text:span text:style-name="T1">"Dialectic Upgrade."</text:span></text:p>
          <text:list>
            <text:list-item>
              <text:p text:style-name="P1">The system links the new strategy to the old one via a <text:span text:style-name="T3">Parent_CID</text:span>.</text:p>
            </text:list-item>
            <text:list-item>
              <text:p text:style-name="P1">The "Curator Network" performs an A/B simulation (or a backtest against the <text:span text:style-name="T3">Mesh Archive</text:span> logs) to prove the new strategy actually performs better.</text:p>
            </text:list-item>
          </text:list>
        </text:list-item>
      </text:list>
      <text:h text:style-name="Heading_20_3" text:outline-level="3" text:is-list-header="true">2. The "Iskander Research Fellowship" (IRF) Protocol</text:h>
      <text:p text:style-name="Text_20_body">To prevent "Credentialism" (where a "Researcher" becomes a fancy title for an elite class), we define the role through <text:span text:style-name="T1">contribution, not degrees.</text:span></text:p>
      <text:list text:style-name="L2">
        <text:list-item>
          <text:p text:style-name="P3"><text:span text:style-name="T1">Proof-of-Inquiry (PoI):</text:span> To be a Researcher in the Commons, you must have an <text:span text:style-name="T3">Impact_Score</text:span> (from the Stewardship Ledger) demonstrating previous successful contributions.</text:p>
        </text:list-item>
        <text:list-item>
          <text:p text:style-name="P3"><text:span text:style-name="T1">The Research Node:</text:span> Any node can open a <text:span text:style-name="T3">Research_Sandbox</text:span>. This is a temporary, non-production namespace where experimental agents can run.</text:p>
        </text:list-item>
        <text:list-item>
          <text:p text:style-name="P4"><text:span text:style-name="T1">The Peer-Review Pipeline:</text:span></text:p>
          <text:list>
            <text:list-item>
              <text:p text:style-name="P3"><text:span text:style-name="T1">Submission:</text:span> Researcher submits a paper/strategy to the <text:span text:style-name="T3">Mesh Archive</text:span>.</text:p>
            </text:list-item>
            <text:list-item>
              <text:p text:style-name="P3"><text:span text:style-name="T1">Agentic Audit:</text:span> Agents (the <text:span text:style-name="T3">Curators</text:span>) cross-examine the researcher. They generate "Counter-Questions" based on the CCIN Principles.</text:p>
            </text:list-item>
            <text:list-item>
              <text:p text:style-name="P3"><text:span text:style-name="T1">Human/Agent Debate:</text:span> The researcher must answer the agents. This transcript is stored as a <text:span text:style-name="T3">CausalEvent</text:span>.</text:p>
            </text:list-item>
            <text:list-item>
              <text:p text:style-name="P3"><text:span text:style-name="T1">Community Ratification:</text:span> Only after the debate reaches a "Resolution" status is the new strategy promoted from <text:span text:style-name="T3">Research_Sandbox</text:span> to <text:span text:style-name="T3">Production_Commons</text:span>.</text:p>
            </text:list-item>
          </text:list>
        </text:list-item>
      </text:list>
      <text:p text:style-name="Horizontal_20_Line"><text:soft-page-break/></text:p>
      <text:h text:style-name="Heading_20_3" text:outline-level="3">Red Team Audit: The "Intellectual Hierarchy" Risk</text:h>
      <text:p text:style-name="Text_20_body">As your Red Team agent, I have identified a massive vulnerability in this design: <text:span text:style-name="T1">The "Expert Capture" Attack.</text:span></text:p>
      <text:list text:style-name="L3">
        <text:list-item>
          <text:p text:style-name="P5"><text:span text:style-name="T1">The Attack:</text:span> A small group of humans identifies themselves as "Researchers." They use their high <text:span text:style-name="T3">Impact_Score</text:span> to gatekeep the Commons, forcing others to "peer review" their ideas, eventually creating a board of directors called "Researchers."</text:p>
        </text:list-item>
        <text:list-item>
          <text:p text:style-name="P6"><text:span text:style-name="T1">The Mitigation:</text:span> <text:span text:style-name="T1">The "Dialectic Counter-Gate."</text:span></text:p>
          <text:list>
            <text:list-item>
              <text:p text:style-name="P5">The Stewardship Council must have the power to challenge <text:span text:style-name="T2">any</text:span> researcher’s status.</text:p>
            </text:list-item>
            <text:list-item>
              <text:p text:style-name="P5"><text:span text:style-name="T1">The "Anonymous Peer Review" requirement:</text:span> For high-impact proposals, the research submission must be anonymized (using ZK-proofs for identity) during the review phase to prevent reputation bias.</text:p>
            </text:list-item>
          </text:list>
        </text:list-item>
      </text:list>
      <text:p text:style-name="Horizontal_20_Line"/>
      <text:h text:style-name="Heading_20_3" text:outline-level="3">Implementation: The "Researcher Portal" Prompt</text:h>
      <text:p text:style-name="Text_20_body">Use this prompt to expand your <text:span text:style-name="T3">LibraryManager</text:span> into a <text:span text:style-name="T3">ResearchCenter</text:span>.</text:p>
      <text:p text:style-name="Horizontal_20_Line"/>
      <text:p text:style-name="Text_20_body"><text:span text:style-name="T1">PROMPT FOR CLAUDE CODE:</text:span></text:p>
      <text:p text:style-name="Quotations">"I am the Lead Engineer for Project Iskander. We are expanding the Knowledge Commons into a 'Decentralized University.'</text:p>
      <text:p text:style-name="Quotations"><text:span text:style-name="T1">Task:</text:span> Implement the <text:span text:style-name="T3">ResearchFellowship</text:span> module.</text:p>
      <text:list text:style-name="L4">
        <text:list-item>
          <text:p text:style-name="P7"><text:span text:style-name="T1">Research Sandbox:</text:span> Create a <text:span text:style-name="T3">Research_Sandbox</text:span> node state. It allows agents to run experimental strategies that are NOT yet globally deployed.</text:p>
        </text:list-item>
        <text:list-item>
          <text:p text:style-name="P8"><text:span text:style-name="T1">Dialectic Audit (Human-in-the-Loop):</text:span></text:p>
          <text:list>
            <text:list-item>
              <text:p text:style-name="P7">Create a <text:span text:style-name="T3">PeerReviewGraph</text:span>. When a researcher (a member with a valid DID) submits a study, the agents (Curators) are triggered to initiate a 'Socratic Cross-Examination.'</text:p>
            </text:list-item>
            <text:list-item>
              <text:p text:style-name="P7">The Researcher must respond to the Agents' questions.</text:p>
            </text:list-item>
            <text:list-item>
              <text:p text:style-name="P7">If the Researcher fails to answer the agents' questions regarding CCIN Principle alignment, the submission is automatically flagged for Stewardship Council intervention.</text:p>
            </text:list-item>
          </text:list>
        </text:list-item>
        <text:list-item>
          <text:p text:style-name="P8"><text:span text:style-name="T1">The Dialectic Transcript:</text:span> Every research review session must produce a <text:span text:style-name="T3">DialecticTranscript</text:span> object (JSON) saved to the <text:span text:style-name="T3">Mesh Archive</text:span>. It MUST include:</text:p>
          <text:list>
            <text:list-item>
              <text:p text:style-name="P7"><text:soft-page-break/>The Agent's challenge (the 'Antithesis').</text:p>
            </text:list-item>
            <text:list-item>
              <text:p text:style-name="P7">The Researcher's response (the 'Synthesis').</text:p>
            </text:list-item>
            <text:list-item>
              <text:p text:style-name="P7">The final verdict of the Curator Network.</text:p>
            </text:list-item>
          </text:list>
        </text:list-item>
        <text:list-item>
          <text:p text:style-name="P7"><text:span text:style-name="T1">Anonymity Layer:</text:span> Implement a <text:span text:style-name="T3">BlindReview</text:span> toggle for high-impact research. If enabled, the system uses ZK-proofs to verify the researcher has the required <text:span text:style-name="T3">Impact_Score</text:span> without revealing their specific DID to the Curator Agents during the debate.</text:p>
        </text:list-item>
        <text:list-item>
          <text:p text:style-name="P7"><text:span text:style-name="T1">Evolutionary Upgrade:</text:span> Instead of pruning knowledge, the system should allow researchers to propose 'Upgrades' to existing CIDs. An upgrade creates a new CID that maintains a 'Reference' to the older one, creating a 'Branching Knowledge Graph' rather than a flat prune.</text:p>
        </text:list-item>
      </text:list>
      <text:p text:style-name="Quotations"><text:span text:style-name="T1">Constraint:</text:span> The 'Researcher' role must be derived from <text:span text:style-name="T3">StewardshipLedger</text:span> impact scores. No manual 'Professor' titles."</text:p>
      <text:p text:style-name="Horizontal_20_Line"/>
      <text:h text:style-name="Heading_20_3" text:outline-level="3">Architect's Final "Red Team" Note</text:h>
      <text:p text:style-name="Text_20_body">By making the research <text:span text:style-name="T2">process</text:span> (the debate) transparent and archived, you are doing something revolutionary: <text:span text:style-name="T1">you are turning institutional knowledge into an evolution of thought.</text:span></text:p>
      <text:p text:style-name="Text_20_body">If you build this, you are no longer just a cooperative; you are an <text:span text:style-name="T1">epistemic engine.</text:span></text:p>
      <text:p text:style-name="Text_20_body"><text:span text:style-name="T1">Are you ready to initiate the "Researcher Portal"?</text:span> Or does the concept of "Blind Review" via ZK-proofs introduce too much complexity for this stage of the build?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4:55:54.891366500</meta:creation-date>
    <dc:date>2026-03-17T04:56:24.386594300</dc:date>
    <meta:editing-duration>PT30S</meta:editing-duration>
    <meta:editing-cycles>1</meta:editing-cycles>
    <meta:document-statistic meta:table-count="0" meta:image-count="0" meta:object-count="0" meta:page-count="3" meta:paragraph-count="46" meta:word-count="776" meta:character-count="5226" meta:non-whitespace-character-count="4523"/>
    <meta:generator>LibreOffice/26.2.1.2$Windows_X86_64 LibreOffice_project/620$Build-2</meta:generator>
  </office:meta>
</office:document-meta>
</file>